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6pt" style:text-underline-style="solid" style:text-underline-width="auto" style:text-underline-color="font-color" fo:font-weight="bold" style:font-size-asian="16pt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style style:name="P5" style:family="paragraph" style:parent-style-name="Standard">
      <style:paragraph-properties fo:margin-top="0in" fo:margin-bottom="0.1965in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">
      <style:paragraph-properties fo:margin-top="0in" fo:margin-bottom="0in"/>
    </style:style>
    <style:style style:name="P20" style:family="paragraph" style:parent-style-name="Text_20_body" style:list-style-name="L1">
      <style:paragraph-properties fo:margin-top="0in" fo:margin-bottom="0in"/>
    </style:style>
    <style:style style:name="P21" style:family="paragraph" style:parent-style-name="Text_20_body" style:list-style-name="L1">
      <style:paragraph-properties fo:margin-top="0in" fo:margin-bottom="0in"/>
    </style:style>
    <style:style style:name="P22" style:family="paragraph" style:parent-style-name="Text_20_body" style:list-style-name="L1">
      <style:paragraph-properties fo:margin-top="0in" fo:margin-bottom="0in"/>
    </style:style>
    <style:style style:name="P23" style:family="paragraph" style:parent-style-name="Text_20_body" style:list-style-name="L1">
      <style:paragraph-properties fo:margin-top="0in" fo:margin-bottom="0in"/>
    </style:style>
    <style:style style:name="P24" style:family="paragraph" style:parent-style-name="Text_20_body" style:list-style-name="L2">
      <style:paragraph-properties fo:margin-top="0in" fo:margin-bottom="0in"/>
    </style:style>
    <style:style style:name="P25" style:family="paragraph" style:parent-style-name="Text_20_body" style:list-style-name="L2">
      <style:paragraph-properties fo:margin-top="0in" fo:margin-bottom="0in"/>
    </style:style>
    <style:style style:name="P26" style:family="paragraph" style:parent-style-name="Text_20_body" style:list-style-name="L2">
      <style:paragraph-properties fo:margin-top="0in" fo:margin-bottom="0in"/>
    </style:style>
    <style:style style:name="P27" style:family="paragraph" style:parent-style-name="Text_20_body" style:list-style-name="L2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  <style:style style:name="P31" style:family="paragraph" style:parent-style-name="Text_20_body" style:list-style-name="L5">
      <style:paragraph-properties fo:margin-top="0in" fo:margin-bottom="0in"/>
    </style:style>
    <style:style style:name="P32" style:family="paragraph" style:parent-style-name="Text_20_body" style:list-style-name="L6">
      <style:paragraph-properties fo:margin-top="0in" fo:margin-bottom="0in"/>
    </style:style>
    <style:style style:name="P33" style:family="paragraph" style:parent-style-name="Text_20_body" style:list-style-name="L6">
      <style:paragraph-properties fo:margin-top="0in" fo:margin-bottom="0in"/>
    </style:style>
    <style:style style:name="P34" style:family="paragraph" style:parent-style-name="Text_20_body" style:list-style-name="L6">
      <style:paragraph-properties fo:margin-top="0in" fo:margin-bottom="0in"/>
    </style:style>
    <style:style style:name="P35" style:family="paragraph" style:parent-style-name="Text_20_body" style:list-style-name="L6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6">
      <style:paragraph-properties fo:margin-top="0in" fo:margin-bottom="0in"/>
    </style:style>
    <style:style style:name="P38" style:family="paragraph" style:parent-style-name="Text_20_body" style:list-style-name="L6">
      <style:paragraph-properties fo:margin-top="0in" fo:margin-bottom="0in"/>
    </style:style>
    <style:style style:name="P39" style:family="paragraph" style:parent-style-name="Text_20_body" style:list-style-name="L6">
      <style:paragraph-properties fo:margin-top="0in" fo:margin-bottom="0in"/>
    </style:style>
    <style:style style:name="P40" style:family="paragraph" style:parent-style-name="Text_20_body" style:list-style-name="L6">
      <style:paragraph-properties fo:margin-top="0in" fo:margin-bottom="0in"/>
    </style:style>
    <style:style style:name="P41" style:family="paragraph" style:parent-style-name="Text_20_body" style:list-style-name="L6">
      <style:paragraph-properties fo:margin-top="0in" fo:margin-bottom="0in"/>
    </style:style>
    <style:style style:name="P42" style:family="paragraph" style:parent-style-name="Text_20_body" style:list-style-name="L6">
      <style:paragraph-properties fo:margin-top="0in" fo:margin-bottom="0in"/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Text_20_body" style:list-style-name="L6">
      <style:paragraph-properties fo:margin-top="0in" fo:margin-bottom="0in"/>
    </style:style>
    <style:style style:name="P45" style:family="paragraph" style:parent-style-name="Text_20_body" style:list-style-name="L6">
      <style:paragraph-properties fo:margin-top="0in" fo:margin-bottom="0in"/>
    </style:style>
    <style:style style:name="P46" style:family="paragraph" style:parent-style-name="Text_20_body" style:list-style-name="L6">
      <style:paragraph-properties fo:margin-top="0in" fo:margin-bottom="0in"/>
    </style:style>
    <style:style style:name="P47" style:family="paragraph" style:parent-style-name="Text_20_body" style:list-style-name="L6">
      <style:paragraph-properties fo:margin-top="0in" fo:margin-bottom="0in"/>
    </style:style>
    <style:style style:name="P48" style:family="paragraph" style:parent-style-name="Text_20_body" style:list-style-name="L6">
      <style:paragraph-properties fo:margin-top="0in" fo:margin-bottom="0in"/>
    </style:style>
    <style:style style:name="P49" style:family="paragraph" style:parent-style-name="Text_20_body" style:list-style-name="L6">
      <style:paragraph-properties fo:margin-top="0in" fo:margin-bottom="0in"/>
    </style:style>
    <style:style style:name="P50" style:family="paragraph" style:parent-style-name="Text_20_body" style:list-style-name="L6">
      <style:paragraph-properties fo:margin-top="0in" fo:margin-bottom="0in"/>
    </style:style>
    <style:style style:name="P51" style:family="paragraph" style:parent-style-name="Text_20_body" style:list-style-name="L6">
      <style:paragraph-properties fo:margin-top="0in" fo:margin-bottom="0in"/>
    </style:style>
    <style:style style:name="P52" style:family="paragraph" style:parent-style-name="Text_20_body" style:list-style-name="L6">
      <style:paragraph-properties fo:margin-top="0in" fo:margin-bottom="0in"/>
    </style:style>
    <style:style style:name="P53" style:family="paragraph" style:parent-style-name="Text_20_body" style:list-style-name="L6">
      <style:paragraph-properties fo:margin-top="0in" fo:margin-bottom="0in"/>
    </style:style>
    <style:style style:name="P54" style:family="paragraph" style:parent-style-name="Text_20_body" style:list-style-name="L6">
      <style:paragraph-properties fo:margin-top="0in" fo:margin-bottom="0in"/>
    </style:style>
    <style:style style:name="P55" style:family="paragraph" style:parent-style-name="Text_20_body" style:list-style-name="L6">
      <style:paragraph-properties fo:margin-top="0in" fo:margin-bottom="0in"/>
    </style:style>
    <style:style style:name="P56" style:family="paragraph" style:parent-style-name="Text_20_body" style:list-style-name="L6">
      <style:paragraph-properties fo:margin-top="0in" fo:margin-bottom="0in"/>
    </style:style>
    <style:style style:name="P57" style:family="paragraph" style:parent-style-name="Text_20_body" style:list-style-name="L6">
      <style:paragraph-properties fo:margin-top="0in" fo:margin-bottom="0in"/>
    </style:style>
    <style:style style:name="P58" style:family="paragraph" style:parent-style-name="Text_20_body" style:list-style-name="L6">
      <style:paragraph-properties fo:margin-top="0in" fo:margin-bottom="0in"/>
    </style:style>
    <style:style style:name="P59" style:family="paragraph" style:parent-style-name="Text_20_body" style:list-style-name="L6">
      <style:paragraph-properties fo:margin-top="0in" fo:margin-bottom="0in"/>
    </style:style>
    <style:style style:name="P60" style:family="paragraph" style:parent-style-name="Text_20_body" style:list-style-name="L6">
      <style:paragraph-properties fo:margin-top="0in" fo:margin-bottom="0in"/>
    </style:style>
    <style:style style:name="P61" style:family="paragraph" style:parent-style-name="Text_20_body" style:list-style-name="L6">
      <style:paragraph-properties fo:margin-top="0in" fo:margin-bottom="0in"/>
    </style:style>
    <style:style style:name="P62" style:family="paragraph" style:parent-style-name="Text_20_body" style:list-style-name="L6">
      <style:paragraph-properties fo:margin-top="0in" fo:margin-bottom="0in"/>
    </style:style>
    <style:style style:name="P63" style:family="paragraph" style:parent-style-name="Text_20_body" style:list-style-name="L6">
      <style:paragraph-properties fo:margin-top="0in" fo:margin-bottom="0in"/>
    </style:style>
    <style:style style:name="P64" style:family="paragraph" style:parent-style-name="Text_20_body" style:list-style-name="L6">
      <style:paragraph-properties fo:margin-top="0in" fo:margin-bottom="0in"/>
    </style:style>
    <style:style style:name="P65" style:family="paragraph" style:parent-style-name="Text_20_body" style:list-style-name="L6">
      <style:paragraph-properties fo:margin-top="0in" fo:margin-bottom="0in"/>
    </style:style>
    <style:style style:name="P66" style:family="paragraph" style:parent-style-name="Text_20_body" style:list-style-name="L6">
      <style:paragraph-properties fo:margin-top="0in" fo:margin-bottom="0in"/>
    </style:style>
    <style:style style:name="P67" style:family="paragraph" style:parent-style-name="Text_20_body" style:list-style-name="L6">
      <style:paragraph-properties fo:margin-top="0in" fo:margin-bottom="0in"/>
    </style:style>
    <style:style style:name="P68" style:family="paragraph" style:parent-style-name="Text_20_body" style:list-style-name="L6">
      <style:paragraph-properties fo:margin-top="0in" fo:margin-bottom="0in"/>
    </style:style>
    <style:style style:name="P69" style:family="paragraph" style:parent-style-name="Text_20_body" style:list-style-name="L6">
      <style:paragraph-properties fo:margin-top="0in" fo:margin-bottom="0in"/>
    </style:style>
    <style:style style:name="P70" style:family="paragraph" style:parent-style-name="Text_20_body" style:list-style-name="L6">
      <style:paragraph-properties fo:margin-top="0in" fo:margin-bottom="0in"/>
    </style:style>
    <style:style style:name="P71" style:family="paragraph" style:parent-style-name="Text_20_body" style:list-style-name="L6">
      <style:paragraph-properties fo:margin-top="0in" fo:margin-bottom="0in"/>
    </style:style>
    <style:style style:name="P72" style:family="paragraph" style:parent-style-name="Text_20_body" style:list-style-name="L6">
      <style:paragraph-properties fo:margin-top="0in" fo:margin-bottom="0in"/>
    </style:style>
    <style:style style:name="P73" style:family="paragraph" style:parent-style-name="Text_20_body" style:list-style-name="L6">
      <style:paragraph-properties fo:margin-top="0in" fo:margin-bottom="0in"/>
    </style:style>
    <style:style style:name="P74" style:family="paragraph" style:parent-style-name="Text_20_body" style:list-style-name="L6">
      <style:paragraph-properties fo:margin-top="0in" fo:margin-bottom="0in"/>
    </style:style>
    <style:style style:name="P75" style:family="paragraph" style:parent-style-name="Text_20_body" style:list-style-name="L6">
      <style:paragraph-properties fo:margin-top="0in" fo:margin-bottom="0in"/>
    </style:style>
    <style:style style:name="P76" style:family="paragraph" style:parent-style-name="Text_20_body" style:list-style-name="L6">
      <style:paragraph-properties fo:margin-top="0in" fo:margin-bottom="0in"/>
    </style:style>
    <style:style style:name="P77" style:family="paragraph" style:parent-style-name="Text_20_body" style:list-style-name="L6">
      <style:paragraph-properties fo:margin-top="0in" fo:margin-bottom="0in"/>
    </style:style>
    <style:style style:name="P78" style:family="paragraph" style:parent-style-name="Text_20_body" style:list-style-name="L6">
      <style:paragraph-properties fo:margin-top="0in" fo:margin-bottom="0in"/>
    </style:style>
    <style:style style:name="P79" style:family="paragraph" style:parent-style-name="Text_20_body" style:list-style-name="L6">
      <style:paragraph-properties fo:margin-top="0in" fo:margin-bottom="0in"/>
    </style:style>
    <style:style style:name="P80" style:family="paragraph" style:parent-style-name="Text_20_body" style:list-style-name="L6">
      <style:paragraph-properties fo:margin-top="0in" fo:margin-bottom="0in"/>
    </style:style>
    <style:style style:name="P81" style:family="paragraph" style:parent-style-name="Text_20_body" style:list-style-name="L6">
      <style:paragraph-properties fo:margin-top="0in" fo:margin-bottom="0in"/>
    </style:style>
    <style:style style:name="P82" style:family="paragraph" style:parent-style-name="Text_20_body" style:list-style-name="L6">
      <style:paragraph-properties fo:margin-top="0in" fo:margin-bottom="0in"/>
    </style:style>
    <style:style style:name="P83" style:family="paragraph" style:parent-style-name="Text_20_body" style:list-style-name="L6">
      <style:paragraph-properties fo:margin-top="0in" fo:margin-bottom="0in"/>
    </style:style>
    <style:style style:name="P84" style:family="paragraph" style:parent-style-name="Text_20_body" style:list-style-name="L6">
      <style:paragraph-properties fo:margin-top="0in" fo:margin-bottom="0in"/>
    </style:style>
    <style:style style:name="P85" style:family="paragraph" style:parent-style-name="Text_20_body" style:list-style-name="L6">
      <style:paragraph-properties fo:margin-top="0in" fo:margin-bottom="0in"/>
    </style:style>
    <style:style style:name="P86" style:family="paragraph" style:parent-style-name="Text_20_body" style:list-style-name="L6">
      <style:paragraph-properties fo:margin-top="0in" fo:margin-bottom="0in"/>
    </style:style>
    <style:style style:name="P87" style:family="paragraph" style:parent-style-name="Text_20_body" style:list-style-name="L6">
      <style:paragraph-properties fo:margin-top="0in" fo:margin-bottom="0in"/>
    </style:style>
    <style:style style:name="P88" style:family="paragraph" style:parent-style-name="Text_20_body" style:list-style-name="L6">
      <style:paragraph-properties fo:margin-top="0in" fo:margin-bottom="0in"/>
    </style:style>
    <style:style style:name="P89" style:family="paragraph" style:parent-style-name="Text_20_body" style:list-style-name="L6">
      <style:paragraph-properties fo:margin-top="0in" fo:margin-bottom="0in"/>
    </style:style>
    <style:style style:name="P90" style:family="paragraph" style:parent-style-name="Text_20_body" style:list-style-name="L6">
      <style:paragraph-properties fo:margin-top="0in" fo:margin-bottom="0in"/>
    </style:style>
    <style:style style:name="P91" style:family="paragraph" style:parent-style-name="Text_20_body" style:list-style-name="L6">
      <style:paragraph-properties fo:margin-top="0in" fo:margin-bottom="0in"/>
    </style:style>
    <style:style style:name="P92" style:family="paragraph" style:parent-style-name="Text_20_body" style:list-style-name="L6">
      <style:paragraph-properties fo:margin-top="0in" fo:margin-bottom="0in"/>
    </style:style>
    <style:style style:name="P93" style:family="paragraph" style:parent-style-name="Text_20_body" style:list-style-name="L6">
      <style:paragraph-properties fo:margin-top="0in" fo:margin-bottom="0in"/>
    </style:style>
    <style:style style:name="P94" style:family="paragraph" style:parent-style-name="Text_20_body" style:list-style-name="L6">
      <style:paragraph-properties fo:margin-top="0in" fo:margin-bottom="0in"/>
    </style:style>
    <style:style style:name="P95" style:family="paragraph" style:parent-style-name="Text_20_body" style:list-style-name="L6">
      <style:paragraph-properties fo:margin-top="0in" fo:margin-bottom="0in"/>
    </style:style>
    <style:style style:name="P96" style:family="paragraph" style:parent-style-name="Text_20_body" style:list-style-name="L6">
      <style:paragraph-properties fo:margin-top="0in" fo:margin-bottom="0in"/>
    </style:style>
    <style:style style:name="P97" style:family="paragraph" style:parent-style-name="Text_20_body" style:list-style-name="L6">
      <style:paragraph-properties fo:margin-top="0in" fo:margin-bottom="0in"/>
    </style:style>
    <style:style style:name="P98" style:family="paragraph" style:parent-style-name="Text_20_body" style:list-style-name="L6">
      <style:paragraph-properties fo:margin-top="0in" fo:margin-bottom="0in"/>
    </style:style>
    <style:style style:name="P99" style:family="paragraph" style:parent-style-name="Text_20_body" style:list-style-name="L6">
      <style:paragraph-properties fo:margin-top="0in" fo:margin-bottom="0in"/>
    </style:style>
    <style:style style:name="P100" style:family="paragraph" style:parent-style-name="Text_20_body" style:list-style-name="L6">
      <style:paragraph-properties fo:margin-top="0in" fo:margin-bottom="0in"/>
    </style:style>
    <style:style style:name="P101" style:family="paragraph" style:parent-style-name="Text_20_body" style:list-style-name="L6">
      <style:paragraph-properties fo:margin-top="0in" fo:margin-bottom="0in"/>
    </style:style>
    <style:style style:name="P102" style:family="paragraph" style:parent-style-name="Text_20_body" style:list-style-name="L6">
      <style:paragraph-properties fo:margin-top="0in" fo:margin-bottom="0in"/>
    </style:style>
    <style:style style:name="P103" style:family="paragraph" style:parent-style-name="Text_20_body" style:list-style-name="L6">
      <style:paragraph-properties fo:margin-top="0in" fo:margin-bottom="0in"/>
    </style:style>
    <style:style style:name="P104" style:family="paragraph" style:parent-style-name="Text_20_body" style:list-style-name="L6">
      <style:paragraph-properties fo:margin-top="0in" fo:margin-bottom="0in"/>
    </style:style>
    <style:style style:name="P105" style:family="paragraph" style:parent-style-name="Text_20_body" style:list-style-name="L6">
      <style:paragraph-properties fo:margin-top="0in" fo:margin-bottom="0in"/>
    </style:style>
    <style:style style:name="P106" style:family="paragraph" style:parent-style-name="Text_20_body" style:list-style-name="L6">
      <style:paragraph-properties fo:margin-top="0in" fo:margin-bottom="0in"/>
    </style:style>
    <style:style style:name="P107" style:family="paragraph" style:parent-style-name="Text_20_body" style:list-style-name="L6">
      <style:paragraph-properties fo:margin-top="0in" fo:margin-bottom="0in"/>
    </style:style>
    <style:style style:name="P108" style:family="paragraph" style:parent-style-name="Text_20_body" style:list-style-name="L6">
      <style:paragraph-properties fo:margin-top="0in" fo:margin-bottom="0in"/>
    </style:style>
    <style:style style:name="P109" style:family="paragraph" style:parent-style-name="Text_20_body" style:list-style-name="L6">
      <style:paragraph-properties fo:margin-top="0in" fo:margin-bottom="0in"/>
    </style:style>
    <style:style style:name="P110" style:family="paragraph" style:parent-style-name="Text_20_body" style:list-style-name="L6">
      <style:paragraph-properties fo:margin-top="0in" fo:margin-bottom="0in"/>
    </style:style>
    <style:style style:name="P111" style:family="paragraph" style:parent-style-name="Text_20_body" style:list-style-name="L6">
      <style:paragraph-properties fo:margin-top="0in" fo:margin-bottom="0in"/>
    </style:style>
    <style:style style:name="P112" style:family="paragraph" style:parent-style-name="Text_20_body" style:list-style-name="L6">
      <style:paragraph-properties fo:margin-top="0in" fo:margin-bottom="0in"/>
    </style:style>
    <style:style style:name="P113" style:family="paragraph" style:parent-style-name="Text_20_body" style:list-style-name="L6">
      <style:paragraph-properties fo:margin-top="0in" fo:margin-bottom="0in"/>
    </style:style>
    <style:style style:name="P114" style:family="paragraph" style:parent-style-name="Text_20_body" style:list-style-name="L6">
      <style:paragraph-properties fo:margin-top="0in" fo:margin-bottom="0in"/>
    </style:style>
    <style:style style:name="P115" style:family="paragraph" style:parent-style-name="Text_20_body" style:list-style-name="L6">
      <style:paragraph-properties fo:margin-top="0in" fo:margin-bottom="0in"/>
    </style:style>
    <style:style style:name="P116" style:family="paragraph" style:parent-style-name="Text_20_body" style:list-style-name="L6">
      <style:paragraph-properties fo:margin-top="0in" fo:margin-bottom="0in"/>
    </style:style>
    <style:style style:name="P117" style:family="paragraph" style:parent-style-name="Text_20_body" style:list-style-name="L6">
      <style:paragraph-properties fo:margin-top="0in" fo:margin-bottom="0in"/>
    </style:style>
    <style:style style:name="P118" style:family="paragraph" style:parent-style-name="Text_20_body" style:list-style-name="L6">
      <style:paragraph-properties fo:margin-top="0in" fo:margin-bottom="0in"/>
    </style:style>
    <style:style style:name="P119" style:family="paragraph" style:parent-style-name="Text_20_body" style:list-style-name="L6">
      <style:paragraph-properties fo:margin-top="0in" fo:margin-bottom="0in"/>
    </style:style>
    <style:style style:name="P120" style:family="paragraph" style:parent-style-name="Text_20_body" style:list-style-name="L6">
      <style:paragraph-properties fo:margin-top="0in" fo:margin-bottom="0in"/>
    </style:style>
    <style:style style:name="P121" style:family="paragraph" style:parent-style-name="Text_20_body" style:list-style-name="L6">
      <style:paragraph-properties fo:margin-top="0in" fo:margin-bottom="0in"/>
    </style:style>
    <style:style style:name="P122" style:family="paragraph" style:parent-style-name="Text_20_body" style:list-style-name="L6">
      <style:paragraph-properties fo:margin-top="0in" fo:margin-bottom="0in"/>
    </style:style>
    <style:style style:name="P123" style:family="paragraph" style:parent-style-name="Text_20_body" style:list-style-name="L6">
      <style:paragraph-properties fo:margin-top="0in" fo:margin-bottom="0in"/>
    </style:style>
    <style:style style:name="P124" style:family="paragraph" style:parent-style-name="Text_20_body" style:list-style-name="L6">
      <style:paragraph-properties fo:margin-top="0in" fo:margin-bottom="0in"/>
    </style:style>
    <style:style style:name="P125" style:family="paragraph" style:parent-style-name="Text_20_body" style:list-style-name="L6">
      <style:paragraph-properties fo:margin-top="0in" fo:margin-bottom="0in"/>
    </style:style>
    <style:style style:name="P126" style:family="paragraph" style:parent-style-name="Text_20_body" style:list-style-name="L6">
      <style:paragraph-properties fo:margin-top="0in" fo:margin-bottom="0in"/>
    </style:style>
    <style:style style:name="P127" style:family="paragraph" style:parent-style-name="Text_20_body" style:list-style-name="L6">
      <style:paragraph-properties fo:margin-top="0in" fo:margin-bottom="0in"/>
    </style:style>
    <style:style style:name="P128" style:family="paragraph" style:parent-style-name="Text_20_body" style:list-style-name="L6">
      <style:paragraph-properties fo:margin-top="0in" fo:margin-bottom="0in"/>
    </style:style>
    <style:style style:name="P129" style:family="paragraph" style:parent-style-name="Text_20_body" style:list-style-name="L6">
      <style:paragraph-properties fo:margin-top="0in" fo:margin-bottom="0in"/>
    </style:style>
    <style:style style:name="P130" style:family="paragraph" style:parent-style-name="Text_20_body" style:list-style-name="L6">
      <style:paragraph-properties fo:margin-top="0in" fo:margin-bottom="0in"/>
    </style:style>
    <style:style style:name="P131" style:family="paragraph" style:parent-style-name="Text_20_body" style:list-style-name="L6">
      <style:paragraph-properties fo:margin-top="0in" fo:margin-bottom="0in"/>
    </style:style>
    <style:style style:name="P132" style:family="paragraph" style:parent-style-name="Text_20_body" style:list-style-name="L6">
      <style:paragraph-properties fo:margin-top="0in" fo:margin-bottom="0in"/>
    </style:style>
    <style:style style:name="P133" style:family="paragraph" style:parent-style-name="Text_20_body" style:list-style-name="L6">
      <style:paragraph-properties fo:margin-top="0in" fo:margin-bottom="0in"/>
    </style:style>
    <style:style style:name="P134" style:family="paragraph" style:parent-style-name="Text_20_body" style:list-style-name="L6">
      <style:paragraph-properties fo:margin-top="0in" fo:margin-bottom="0in"/>
    </style:style>
    <style:style style:name="P135" style:family="paragraph" style:parent-style-name="Text_20_body" style:list-style-name="L6">
      <style:paragraph-properties fo:margin-top="0in" fo:margin-bottom="0in"/>
    </style:style>
    <style:style style:name="P136" style:family="paragraph" style:parent-style-name="Text_20_body" style:list-style-name="L6">
      <style:paragraph-properties fo:margin-top="0in" fo:margin-bottom="0in"/>
    </style:style>
    <style:style style:name="P137" style:family="paragraph" style:parent-style-name="Text_20_body" style:list-style-name="L6">
      <style:paragraph-properties fo:margin-top="0in" fo:margin-bottom="0in"/>
    </style:style>
    <style:style style:name="P138" style:family="paragraph" style:parent-style-name="Text_20_body" style:list-style-name="L6">
      <style:paragraph-properties fo:margin-top="0in" fo:margin-bottom="0in"/>
    </style:style>
    <style:style style:name="P139" style:family="paragraph" style:parent-style-name="Text_20_body" style:list-style-name="L6">
      <style:paragraph-properties fo:margin-top="0in" fo:margin-bottom="0in"/>
    </style:style>
    <style:style style:name="P140" style:family="paragraph" style:parent-style-name="Text_20_body" style:list-style-name="L6">
      <style:paragraph-properties fo:margin-top="0in" fo:margin-bottom="0in"/>
    </style:style>
    <style:style style:name="P141" style:family="paragraph" style:parent-style-name="Text_20_body" style:list-style-name="L6">
      <style:paragraph-properties fo:margin-top="0in" fo:margin-bottom="0in"/>
    </style:style>
    <style:style style:name="P142" style:family="paragraph" style:parent-style-name="Text_20_body" style:list-style-name="L6">
      <style:paragraph-properties fo:margin-top="0in" fo:margin-bottom="0in"/>
    </style:style>
    <style:style style:name="P143" style:family="paragraph" style:parent-style-name="Text_20_body" style:list-style-name="L6">
      <style:paragraph-properties fo:margin-top="0in" fo:margin-bottom="0in"/>
    </style:style>
    <style:style style:name="P144" style:family="paragraph" style:parent-style-name="Text_20_body" style:list-style-name="L6">
      <style:paragraph-properties fo:margin-top="0in" fo:margin-bottom="0in"/>
    </style:style>
    <style:style style:name="P145" style:family="paragraph" style:parent-style-name="Text_20_body" style:list-style-name="L6">
      <style:paragraph-properties fo:margin-top="0in" fo:margin-bottom="0in"/>
    </style:style>
    <style:style style:name="P146" style:family="paragraph" style:parent-style-name="Text_20_body" style:list-style-name="L6">
      <style:paragraph-properties fo:margin-top="0in" fo:margin-bottom="0in"/>
    </style:style>
    <style:style style:name="P147" style:family="paragraph" style:parent-style-name="Text_20_body" style:list-style-name="L7">
      <style:paragraph-properties fo:margin-top="0in" fo:margin-bottom="0in"/>
    </style:style>
    <style:style style:name="P148" style:family="paragraph" style:parent-style-name="Text_20_body" style:list-style-name="L7">
      <style:paragraph-properties fo:margin-top="0in" fo:margin-bottom="0in"/>
    </style:style>
    <style:style style:name="P149" style:family="paragraph" style:parent-style-name="Text_20_body" style:list-style-name="L7">
      <style:paragraph-properties fo:margin-top="0in" fo:margin-bottom="0in"/>
    </style:style>
    <style:style style:name="P150" style:family="paragraph" style:parent-style-name="Text_20_body" style:list-style-name="L7">
      <style:paragraph-properties fo:margin-top="0in" fo:margin-bottom="0in"/>
    </style:style>
    <style:style style:name="P151" style:family="paragraph" style:parent-style-name="Text_20_body" style:list-style-name="L7">
      <style:paragraph-properties fo:margin-top="0in" fo:margin-bottom="0in"/>
    </style:style>
    <style:style style:name="P152" style:family="paragraph" style:parent-style-name="Text_20_body" style:list-style-name="L7">
      <style:paragraph-properties fo:margin-top="0in" fo:margin-bottom="0in"/>
    </style:style>
    <style:style style:name="P153" style:family="paragraph" style:parent-style-name="Text_20_body" style:list-style-name="L7">
      <style:paragraph-properties fo:margin-top="0in" fo:margin-bottom="0in"/>
    </style:style>
    <style:style style:name="P154" style:family="paragraph" style:parent-style-name="Text_20_body" style:list-style-name="L7">
      <style:paragraph-properties fo:margin-top="0in" fo:margin-bottom="0in"/>
    </style:style>
    <style:style style:name="P155" style:family="paragraph" style:parent-style-name="Text_20_body" style:list-style-name="L7">
      <style:paragraph-properties fo:margin-top="0in" fo:margin-bottom="0in"/>
    </style:style>
    <style:style style:name="P156" style:family="paragraph" style:parent-style-name="Text_20_body" style:list-style-name="L7">
      <style:paragraph-properties fo:margin-top="0in" fo:margin-bottom="0in"/>
    </style:style>
    <style:style style:name="P157" style:family="paragraph" style:parent-style-name="Text_20_body" style:list-style-name="L7">
      <style:paragraph-properties fo:margin-top="0in" fo:margin-bottom="0in"/>
    </style:style>
    <style:style style:name="P158" style:family="paragraph" style:parent-style-name="Text_20_body" style:list-style-name="L7">
      <style:paragraph-properties fo:margin-top="0in" fo:margin-bottom="0in"/>
    </style:style>
    <style:style style:name="P159" style:family="paragraph" style:parent-style-name="Text_20_body" style:list-style-name="L7">
      <style:paragraph-properties fo:margin-top="0in" fo:margin-bottom="0in"/>
    </style:style>
    <style:style style:name="P160" style:family="paragraph" style:parent-style-name="Text_20_body" style:list-style-name="L7">
      <style:paragraph-properties fo:margin-top="0in" fo:margin-bottom="0in"/>
    </style:style>
    <style:style style:name="P161" style:family="paragraph" style:parent-style-name="Text_20_body" style:list-style-name="L7">
      <style:paragraph-properties fo:margin-top="0in" fo:margin-bottom="0in"/>
    </style:style>
    <style:style style:name="P162" style:family="paragraph" style:parent-style-name="Text_20_body" style:list-style-name="L7">
      <style:paragraph-properties fo:margin-top="0in" fo:margin-bottom="0in"/>
    </style:style>
    <style:style style:name="P163" style:family="paragraph" style:parent-style-name="Text_20_body" style:list-style-name="L7">
      <style:paragraph-properties fo:margin-top="0in" fo:margin-bottom="0in"/>
    </style:style>
    <style:style style:name="P164" style:family="paragraph" style:parent-style-name="Text_20_body" style:list-style-name="L7">
      <style:paragraph-properties fo:margin-top="0in" fo:margin-bottom="0in"/>
    </style:style>
    <style:style style:name="P165" style:family="paragraph" style:parent-style-name="Text_20_body" style:list-style-name="L7">
      <style:paragraph-properties fo:margin-top="0in" fo:margin-bottom="0in"/>
    </style:style>
    <style:style style:name="P166" style:family="paragraph" style:parent-style-name="Text_20_body" style:list-style-name="L7">
      <style:paragraph-properties fo:margin-top="0in" fo:margin-bottom="0in"/>
    </style:style>
    <style:style style:name="P167" style:family="paragraph" style:parent-style-name="Text_20_body" style:list-style-name="L7">
      <style:paragraph-properties fo:margin-top="0in" fo:margin-bottom="0in"/>
    </style:style>
    <style:style style:name="P168" style:family="paragraph" style:parent-style-name="Text_20_body" style:list-style-name="L7">
      <style:paragraph-properties fo:margin-top="0in" fo:margin-bottom="0in"/>
    </style:style>
    <style:style style:name="P169" style:family="paragraph" style:parent-style-name="Text_20_body" style:list-style-name="L7">
      <style:paragraph-properties fo:margin-top="0in" fo:margin-bottom="0in"/>
    </style:style>
    <style:style style:name="P170" style:family="paragraph" style:parent-style-name="Text_20_body" style:list-style-name="L7">
      <style:paragraph-properties fo:margin-top="0in" fo:margin-bottom="0in"/>
    </style:style>
    <style:style style:name="P171" style:family="paragraph" style:parent-style-name="Text_20_body" style:list-style-name="L7">
      <style:paragraph-properties fo:margin-top="0in" fo:margin-bottom="0in"/>
    </style:style>
    <style:style style:name="P172" style:family="paragraph" style:parent-style-name="Text_20_body" style:list-style-name="L7">
      <style:paragraph-properties fo:margin-top="0in" fo:margin-bottom="0in"/>
    </style:style>
    <style:style style:name="P173" style:family="paragraph" style:parent-style-name="Text_20_body" style:list-style-name="L7">
      <style:paragraph-properties fo:margin-top="0in" fo:margin-bottom="0in"/>
    </style:style>
    <style:style style:name="P174" style:family="paragraph" style:parent-style-name="Text_20_body" style:list-style-name="L7">
      <style:paragraph-properties fo:margin-top="0in" fo:margin-bottom="0in"/>
    </style:style>
    <style:style style:name="P175" style:family="paragraph" style:parent-style-name="Text_20_body" style:list-style-name="L8">
      <style:paragraph-properties fo:margin-top="0in" fo:margin-bottom="0in"/>
    </style:style>
    <style:style style:name="P176" style:family="paragraph" style:parent-style-name="Text_20_body" style:list-style-name="L8">
      <style:paragraph-properties fo:margin-top="0in" fo:margin-bottom="0in"/>
    </style:style>
    <style:style style:name="P177" style:family="paragraph" style:parent-style-name="Text_20_body" style:list-style-name="L8">
      <style:paragraph-properties fo:margin-top="0in" fo:margin-bottom="0in"/>
    </style:style>
    <style:style style:name="P178" style:family="paragraph" style:parent-style-name="Text_20_body" style:list-style-name="L8">
      <style:paragraph-properties fo:margin-top="0in" fo:margin-bottom="0in"/>
    </style:style>
    <style:style style:name="P179" style:family="paragraph" style:parent-style-name="Text_20_body" style:list-style-name="L8">
      <style:paragraph-properties fo:margin-top="0in" fo:margin-bottom="0in"/>
    </style:style>
    <style:style style:name="P180" style:family="paragraph" style:parent-style-name="Text_20_body" style:list-style-name="L8">
      <style:paragraph-properties fo:margin-top="0in" fo:margin-bottom="0in"/>
    </style:style>
    <style:style style:name="P181" style:family="paragraph" style:parent-style-name="Text_20_body" style:list-style-name="L8">
      <style:paragraph-properties fo:margin-top="0in" fo:margin-bottom="0in"/>
    </style:style>
    <style:style style:name="P182" style:family="paragraph" style:parent-style-name="Text_20_body" style:list-style-name="L8">
      <style:paragraph-properties fo:margin-top="0in" fo:margin-bottom="0in"/>
    </style:style>
    <style:style style:name="P183" style:family="paragraph" style:parent-style-name="Text_20_body" style:list-style-name="L8">
      <style:paragraph-properties fo:margin-top="0in" fo:margin-bottom="0in"/>
    </style:style>
    <style:style style:name="P184" style:family="paragraph" style:parent-style-name="Text_20_body" style:list-style-name="L8">
      <style:paragraph-properties fo:margin-top="0in" fo:margin-bottom="0in"/>
    </style:style>
    <style:style style:name="P185" style:family="paragraph" style:parent-style-name="Text_20_body" style:list-style-name="L8">
      <style:paragraph-properties fo:margin-top="0in" fo:margin-bottom="0in"/>
    </style:style>
    <style:style style:name="P186" style:family="paragraph" style:parent-style-name="Text_20_body" style:list-style-name="L8">
      <style:paragraph-properties fo:margin-top="0in" fo:margin-bottom="0in"/>
    </style:style>
    <style:style style:name="P187" style:family="paragraph" style:parent-style-name="Text_20_body" style:list-style-name="L8">
      <style:paragraph-properties fo:margin-top="0in" fo:margin-bottom="0in"/>
    </style:style>
    <style:style style:name="P188" style:family="paragraph" style:parent-style-name="Text_20_body" style:list-style-name="L8">
      <style:paragraph-properties fo:margin-top="0in" fo:margin-bottom="0in"/>
    </style:style>
    <style:style style:name="P189" style:family="paragraph" style:parent-style-name="Text_20_body" style:list-style-name="L8">
      <style:paragraph-properties fo:margin-top="0in" fo:margin-bottom="0in"/>
    </style:style>
    <style:style style:name="P190" style:family="paragraph" style:parent-style-name="Text_20_body" style:list-style-name="L8">
      <style:paragraph-properties fo:margin-top="0in" fo:margin-bottom="0in"/>
    </style:style>
    <style:style style:name="P191" style:family="paragraph" style:parent-style-name="Text_20_body" style:list-style-name="L8">
      <style:paragraph-properties fo:margin-top="0in" fo:margin-bottom="0in"/>
    </style:style>
    <style:style style:name="P192" style:family="paragraph" style:parent-style-name="Text_20_body" style:list-style-name="L8">
      <style:paragraph-properties fo:margin-top="0in" fo:margin-bottom="0in"/>
    </style:style>
    <style:style style:name="P193" style:family="paragraph" style:parent-style-name="Text_20_body" style:list-style-name="L8">
      <style:paragraph-properties fo:margin-top="0in" fo:margin-bottom="0in"/>
    </style:style>
    <style:style style:name="P194" style:family="paragraph" style:parent-style-name="Text_20_body" style:list-style-name="L9">
      <style:paragraph-properties fo:margin-top="0in" fo:margin-bottom="0in"/>
    </style:style>
    <style:style style:name="P195" style:family="paragraph" style:parent-style-name="Text_20_body" style:list-style-name="L10">
      <style:paragraph-properties fo:margin-top="0in" fo:margin-bottom="0in"/>
    </style:style>
    <style:style style:name="P196" style:family="paragraph" style:parent-style-name="Text_20_body" style:list-style-name="L10">
      <style:paragraph-properties fo:margin-top="0in" fo:margin-bottom="0in"/>
    </style:style>
    <style:style style:name="P197" style:family="paragraph" style:parent-style-name="Text_20_body" style:list-style-name="L10">
      <style:paragraph-properties fo:margin-top="0in" fo:margin-bottom="0in"/>
    </style:style>
    <style:style style:name="P198" style:family="paragraph" style:parent-style-name="Text_20_body" style:list-style-name="L10">
      <style:paragraph-properties fo:margin-top="0in" fo:margin-bottom="0in"/>
    </style:style>
    <style:style style:name="P199" style:family="paragraph" style:parent-style-name="Text_20_body" style:list-style-name="L10">
      <style:paragraph-properties fo:margin-top="0in" fo:margin-bottom="0in"/>
    </style:style>
    <style:style style:name="P200" style:family="paragraph" style:parent-style-name="Text_20_body" style:list-style-name="L10">
      <style:paragraph-properties fo:margin-top="0in" fo:margin-bottom="0in"/>
    </style:style>
    <style:style style:name="P201" style:family="paragraph" style:parent-style-name="Text_20_body" style:list-style-name="L10">
      <style:paragraph-properties fo:margin-top="0in" fo:margin-bottom="0in"/>
    </style:style>
    <style:style style:name="P202" style:family="paragraph" style:parent-style-name="Text_20_body" style:list-style-name="L10">
      <style:paragraph-properties fo:margin-top="0in" fo:margin-bottom="0in"/>
    </style:style>
    <style:style style:name="P203" style:family="paragraph" style:parent-style-name="Text_20_body" style:list-style-name="L10">
      <style:paragraph-properties fo:margin-top="0in" fo:margin-bottom="0in"/>
    </style:style>
    <style:style style:name="P204" style:family="paragraph" style:parent-style-name="Text_20_body" style:list-style-name="L10">
      <style:paragraph-properties fo:margin-top="0in" fo:margin-bottom="0in"/>
    </style:style>
    <style:style style:name="P205" style:family="paragraph" style:parent-style-name="Text_20_body" style:list-style-name="L10">
      <style:paragraph-properties fo:margin-top="0in" fo:margin-bottom="0in"/>
    </style:style>
    <style:style style:name="P206" style:family="paragraph" style:parent-style-name="Text_20_body" style:list-style-name="L10">
      <style:paragraph-properties fo:margin-top="0in" fo:margin-bottom="0in"/>
    </style:style>
    <style:style style:name="P207" style:family="paragraph" style:parent-style-name="Text_20_body" style:list-style-name="L10">
      <style:paragraph-properties fo:margin-top="0in" fo:margin-bottom="0in"/>
    </style:style>
    <style:style style:name="P208" style:family="paragraph" style:parent-style-name="Text_20_body" style:list-style-name="L10">
      <style:paragraph-properties fo:margin-top="0in" fo:margin-bottom="0in"/>
    </style:style>
    <style:style style:name="P209" style:family="paragraph" style:parent-style-name="Text_20_body" style:list-style-name="L10">
      <style:paragraph-properties fo:margin-top="0in" fo:margin-bottom="0in"/>
    </style:style>
    <style:style style:name="P210" style:family="paragraph" style:parent-style-name="Text_20_body" style:list-style-name="L10">
      <style:paragraph-properties fo:margin-top="0in" fo:margin-bottom="0in"/>
    </style:style>
    <style:style style:name="P211" style:family="paragraph" style:parent-style-name="Text_20_body" style:list-style-name="L10">
      <style:paragraph-properties fo:margin-top="0in" fo:margin-bottom="0in"/>
    </style:style>
    <style:style style:name="P212" style:family="paragraph" style:parent-style-name="Text_20_body" style:list-style-name="L10">
      <style:paragraph-properties fo:margin-top="0in" fo:margin-bottom="0in"/>
    </style:style>
    <style:style style:name="P213" style:family="paragraph" style:parent-style-name="Text_20_body" style:list-style-name="L10">
      <style:paragraph-properties fo:margin-top="0in" fo:margin-bottom="0in"/>
    </style:style>
    <style:style style:name="P214" style:family="paragraph" style:parent-style-name="Text_20_body" style:list-style-name="L10">
      <style:paragraph-properties fo:margin-top="0in" fo:margin-bottom="0in"/>
    </style:style>
    <style:style style:name="P215" style:family="paragraph" style:parent-style-name="Text_20_body" style:list-style-name="L11">
      <style:paragraph-properties fo:margin-top="0in" fo:margin-bottom="0in"/>
    </style:style>
    <style:style style:name="P216" style:family="paragraph" style:parent-style-name="Text_20_body" style:list-style-name="L12">
      <style:paragraph-properties fo:margin-top="0in" fo:margin-bottom="0in"/>
    </style:style>
    <style:style style:name="P217" style:family="paragraph" style:parent-style-name="Text_20_body" style:list-style-name="L13">
      <style:paragraph-properties fo:margin-top="0in" fo:margin-bottom="0in"/>
    </style:style>
    <style:style style:name="P218" style:family="paragraph" style:parent-style-name="Text_20_body" style:list-style-name="L13">
      <style:paragraph-properties fo:margin-top="0in" fo:margin-bottom="0in"/>
    </style:style>
    <style:style style:name="P219" style:family="paragraph" style:parent-style-name="Text_20_body" style:list-style-name="L13">
      <style:paragraph-properties fo:margin-top="0in" fo:margin-bottom="0in"/>
    </style:style>
    <style:style style:name="P220" style:family="paragraph" style:parent-style-name="Text_20_body" style:list-style-name="L13">
      <style:paragraph-properties fo:margin-top="0in" fo:margin-bottom="0in"/>
    </style:style>
    <style:style style:name="P221" style:family="paragraph" style:parent-style-name="Text_20_body" style:list-style-name="L13">
      <style:paragraph-properties fo:margin-top="0in" fo:margin-bottom="0in"/>
    </style:style>
    <style:style style:name="P222" style:family="paragraph" style:parent-style-name="Text_20_body" style:list-style-name="L13">
      <style:paragraph-properties fo:margin-top="0in" fo:margin-bottom="0in"/>
    </style:style>
    <style:style style:name="P223" style:family="paragraph" style:parent-style-name="Text_20_body" style:list-style-name="L13">
      <style:paragraph-properties fo:margin-top="0in" fo:margin-bottom="0in"/>
    </style:style>
    <style:style style:name="P224" style:family="paragraph" style:parent-style-name="Text_20_body" style:list-style-name="L13">
      <style:paragraph-properties fo:margin-top="0in" fo:margin-bottom="0in"/>
    </style:style>
    <style:style style:name="P225" style:family="paragraph" style:parent-style-name="Text_20_body" style:list-style-name="L13">
      <style:paragraph-properties fo:margin-top="0in" fo:margin-bottom="0in"/>
    </style:style>
    <style:style style:name="P226" style:family="paragraph" style:parent-style-name="Text_20_body" style:list-style-name="L13">
      <style:paragraph-properties fo:margin-top="0in" fo:margin-bottom="0in"/>
    </style:style>
    <style:style style:name="P227" style:family="paragraph" style:parent-style-name="Text_20_body" style:list-style-name="L13">
      <style:paragraph-properties fo:margin-top="0in" fo:margin-bottom="0in"/>
    </style:style>
    <style:style style:name="P228" style:family="paragraph" style:parent-style-name="Text_20_body" style:list-style-name="L13">
      <style:paragraph-properties fo:margin-top="0in" fo:margin-bottom="0in"/>
    </style:style>
    <style:style style:name="P229" style:family="paragraph" style:parent-style-name="Text_20_body" style:list-style-name="L13">
      <style:paragraph-properties fo:margin-top="0in" fo:margin-bottom="0in"/>
    </style:style>
    <style:style style:name="P230" style:family="paragraph" style:parent-style-name="Text_20_body" style:list-style-name="L13">
      <style:paragraph-properties fo:margin-top="0in" fo:margin-bottom="0in"/>
    </style:style>
    <style:style style:name="P231" style:family="paragraph" style:parent-style-name="Text_20_body" style:list-style-name="L13">
      <style:paragraph-properties fo:margin-top="0in" fo:margin-bottom="0in"/>
    </style:style>
    <style:style style:name="P232" style:family="paragraph" style:parent-style-name="Text_20_body" style:list-style-name="L13">
      <style:paragraph-properties fo:margin-top="0in" fo:margin-bottom="0in"/>
    </style:style>
    <style:style style:name="P233" style:family="paragraph" style:parent-style-name="Text_20_body" style:list-style-name="L13">
      <style:paragraph-properties fo:margin-top="0in" fo:margin-bottom="0in"/>
    </style:style>
    <style:style style:name="P234" style:family="paragraph" style:parent-style-name="Text_20_body" style:list-style-name="L13">
      <style:paragraph-properties fo:margin-top="0in" fo:margin-bottom="0in"/>
    </style:style>
    <style:style style:name="P235" style:family="paragraph" style:parent-style-name="Text_20_body" style:list-style-name="L13">
      <style:paragraph-properties fo:margin-top="0in" fo:margin-bottom="0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weight="bold"/>
    </style:style>
    <style:style style:name="T4" style:family="text">
      <style:text-properties fo:color="#ff0000"/>
    </style:style>
    <style:style style:name="T5" style:family="text">
      <style:text-properties fo:font-size="16pt"/>
    </style:style>
    <style:style style:name="T6" style:family="text">
      <style:text-properties style:font-size-asian="16pt"/>
    </style:style>
    <style:style style:name="T7" style:family="text">
      <style:text-properties style:font-size-complex="1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.80000019073486pt" style:font-size-asian="9.80000019073486pt" style:font-size-complex="9.80000019073486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1">Link: </text:span><text:a xlink:type="simple" xlink:href="http://bytes.com/topic/windows/insights/860759-windows-autorun-faqs-list-autostart-locations"><text:span text:style-name="T11">http://bytes.com/topic/windows/insights/860759-windows-autorun-faqs-list-autostart-locations</text:span></text:a></text:p>
      <text:p text:style-name="Standard"/>
      <text:p text:style-name="P1">Windows Autorun FAQs: List of autostart locations</text:p>
      <text:p text:style-name="Standard"/>
      <text:p text:style-name="P2">Author: Amber Jain (Email: ithinkminus _at_ gmail _dot_ com)</text:p>
      <text:section text:style-name="Sect1" text:name="post_message_3453185">
        <text:p text:style-name="Standard"/>
        <text:p text:style-name="Standard"><text:line-break/>Linked from the Original article- "<text:a xlink:type="simple" xlink:href="http://bytes.com/topic/windows/insights/860758-windows-autorun-faqs-description" office:target-frame-name="_blank" xlink:show="new">Windows Autorun FAQs: Description</text:a>".<text:line-break/><text:line-break/>Que: Can you list all the autostart locations for windows?<text:line-break/>Ans: Here is a comprehensive list of all autostart locations for Windows OSes:<text:line-break/><text:line-break/><text:span text:style-name="T2">NOTE</text:span> : These are some abbreviations used in this list. Please note them carefully:<text:line-break/>HKCU = HKEY_CURRENT_USER<text:line-break/>HKLM = HKEY_LOCAL_MACHINE<text:line-break/>HKCR = HKEY_CLASSES_ROOT<text:line-break/>%windir% = C:\windows<text:line-break/>%USERPROFILE% = C:\Documents and Settings\ambr<text:line-break/>%ALLUSERSPROFILE% = C:\Documents and Settings\All Users<text:line-break/><text:line-break/><text:line-break/><text:span text:style-name="T2">1. Folder</text:span>:</text:p>
        <text:section text:style-name="Sect1" text:name="codeHolder">
          <text:p text:style-name="P5"><text:s text:c="2"/></text:p>
          <text:list text:style-name="L1">
            <text:list-item>
              <text:p text:style-name="P19">C:\Documents and Settings\All Users\Start Menu\Programs\Startup </text:p>
            </text:list-item>
            <text:list-item>
              <text:p text:style-name="P19">  </text:p>
            </text:list-item>
            <text:list-item>
              <text:p text:style-name="P19">C:\Documents and Settings\&lt;USER_NAME&gt;\Start Menu\Programs\Startup </text:p>
            </text:list-item>
            <text:list-item>
              <text:p text:style-name="P19">  </text:p>
            </text:list-item>
            <text:list-item>
              <text:p text:style-name="P19">C:\WINDOWS\Tasks </text:p>
            </text:list-item>
            <text:list-item>
              <text:p text:style-name="P6">This entry is for Task Scheduler for windows XP </text:p>
            </text:list-item>
          </text:list>
        </text:section>
        <text:p text:style-name="Standard">Above mentioned autostart locations differ on Windows Vista. The locations on windows Vista are as follows:</text:p>
        <text:section text:style-name="Sect1" text:name="Section1">
          <text:p text:style-name="P5"><text:s text:c="2"/></text:p>
          <text:list text:style-name="L2">
            <text:list-item>
              <text:p text:style-name="P24">C:\Windows\System32\Tasks </text:p>
            </text:list-item>
            <text:list-item>
              <text:p text:style-name="P24">This entry is for Task Scheduler for windows Vista </text:p>
            </text:list-item>
            <text:list-item>
              <text:p text:style-name="P24">  </text:p>
            </text:list-item>
            <text:list-item>
              <text:p text:style-name="P24">%ALLUSERSPROFILE%\Microsoft\Windows\Start Menu\Programs\Startup </text:p>
            </text:list-item>
            <text:list-item>
              <text:p text:style-name="P24">  </text:p>
            </text:list-item>
            <text:list-item>
              <text:p text:style-name="P7">%USERPROFILE%\AppData\Roaming\Microsoft\Windows\Start Menu\Programs\Startup </text:p>
            </text:list-item>
          </text:list>
        </text:section>
        <text:p text:style-name="Standard"><text:span text:style-name="T2"/></text:p>
        <text:p text:style-name="Standard"><text:span text:style-name="T2">2. Files:</text:span><text:line-break/>c:\autoexec.bat<text:line-break/>c:\config.sys<text:line-break/><text:soft-page-break/>%windir%\winstart.bat<text:line-break/><text:line-break/>%windir%\wininit.ini <text:line-break/><text:span text:style-name="T2">NOTE</text:span>: Usually used by setup programs to have a file run once and then get deleted.<text:line-break/><text:line-break/>%windir%\win.ini<text:line-break/>The file looks something like:</text:p>
        <text:section text:style-name="Sect1" text:name="Section2">
          <text:p text:style-name="P5"><text:s text:c="2"/></text:p>
          <text:list text:style-name="L3">
            <text:list-item>
              <text:p text:style-name="P29">[windows] </text:p>
            </text:list-item>
            <text:list-item>
              <text:p text:style-name="P8">load=file.exe </text:p>
            </text:list-item>
          </text:list>
        </text:section>
        <text:p text:style-name="Standard">windir\win.ini<text:line-break/>The file looks something like:</text:p>
        <text:section text:style-name="Sect1" text:name="Section3">
          <text:p text:style-name="P5"><text:s text:c="2"/></text:p>
          <text:list text:style-name="L4">
            <text:list-item>
              <text:p text:style-name="P30">[windows] </text:p>
            </text:list-item>
            <text:list-item>
              <text:p text:style-name="P9">run=file.exe </text:p>
            </text:list-item>
          </text:list>
        </text:section>
        <text:p text:style-name="Standard">windir\system.ini<text:line-break/>The file looks something like:</text:p>
        <text:section text:style-name="Sect1" text:name="Section4">
          <text:p text:style-name="P5"><text:s text:c="2"/></text:p>
          <text:list text:style-name="L5">
            <text:list-item>
              <text:p text:style-name="P31">[boot] </text:p>
            </text:list-item>
            <text:list-item>
              <text:p text:style-name="P10">Shell=Explorer.exe file.exe </text:p>
            </text:list-item>
          </text:list>
        </text:section>
        <text:p text:style-name="Standard"><text:span text:style-name="T2">Note</text:span>: Some of files that help auto-starting programs are available only in some older Windows OS. They are listed below:<text:line-break/><text:line-break/>windir\dosstart.bat ---&gt; Used in Win95 or 98 when you select the "Restart in MS-DOS mode" in the shutdown menu.<text:line-break/><text:line-break/>windir\system\autoexec.nt<text:line-break/><text:line-break/>windir\system\config.nt<text:line-break/><text:line-break/><text:line-break/><text:span text:style-name="T2">3. Registry</text:span>:</text:p>
        <text:section text:style-name="Sect1" text:name="Section5">
          <text:p text:style-name="P5"><text:s text:c="2"/></text:p>
          <text:list text:style-name="L6">
            <text:list-item>
              <text:p text:style-name="P32">HKLM\System\CurrentControlSet\Control\Terminal Server\Wds\rdpwd\StartupPrograms </text:p>
            </text:list-item>
            <text:list-item>
              <text:p text:style-name="P32">HKLM\SOFTWARE\Microsoft\Windows NT\CurrentVersion\Winlogon\AppSetup </text:p>
            </text:list-item>
            <text:list-item>
              <text:p text:style-name="P32">HKLM\Software\Policies\Microsoft\Windows\System\Scripts\Startup </text:p>
            </text:list-item>
            <text:list-item>
              <text:p text:style-name="P32">HKCU\Software\Policies\Microsoft\Windows\System\Scripts\Logon </text:p>
            </text:list-item>
            <text:list-item>
              <text:p text:style-name="P32">HKLM\Software\Policies\Microsoft\Windows\System\Scripts\Logon </text:p>
            </text:list-item>
            <text:list-item>
              <text:p text:style-name="P32">HKLM\SOFTWARE\Microsoft\Windows NT\CurrentVersion\Winlogon\Userinit </text:p>
            </text:list-item>
            <text:list-item>
              <text:p text:style-name="P32"><text:soft-page-break/>HKCU\Software\Microsoft\Windows\CurrentVersion\Policies\System\Shell </text:p>
            </text:list-item>
            <text:list-item>
              <text:p text:style-name="P32">HKCU\SOFTWARE\Microsoft\Windows NT\CurrentVersion\Winlogon\Shell </text:p>
            </text:list-item>
            <text:list-item>
              <text:p text:style-name="P32">HKLM\Software\Microsoft\Windows\CurrentVersion\Policies\System\Shell </text:p>
            </text:list-item>
            <text:list-item>
              <text:p text:style-name="P32">HKLM\SOFTWARE\Microsoft\Windows NT\CurrentVersion\Winlogon\Shell </text:p>
            </text:list-item>
            <text:list-item>
              <text:p text:style-name="P32">HKLM\SOFTWARE\Microsoft\Windows NT\CurrentVersion\Winlogon\Taskman </text:p>
            </text:list-item>
            <text:list-item>
              <text:p text:style-name="P32">HKLM\SOFTWARE\Microsoft\Windows NT\CurrentVersion\Terminal Server\Install\Software\Microsoft\Windows\CurrentVersion\Runonce </text:p>
            </text:list-item>
            <text:list-item>
              <text:p text:style-name="P32">HKLM\SOFTWARE\Microsoft\Windows NT\CurrentVersion\Terminal Server\Install\Software\Microsoft\Windows\CurrentVersion\RunonceEx     </text:p>
            </text:list-item>
            <text:list-item>
              <text:p text:style-name="P32">HKLM\SOFTWARE\Microsoft\Windows NT\CurrentVersion\Terminal Server\Install\Software\Microsoft\Windows\CurrentVersion\Run </text:p>
            </text:list-item>
            <text:list-item>
              <text:p text:style-name="P32">HKLM\SOFTWARE\Microsoft\Windows\CurrentVersion\Run </text:p>
            </text:list-item>
            <text:list-item>
              <text:p text:style-name="P32">HKLM\SOFTWARE\Microsoft\Windows\CurrentVersion\RunOnceEx </text:p>
            </text:list-item>
            <text:list-item>
              <text:p text:style-name="P32">HKLM\SOFTWARE\Microsoft\Windows\CurrentVersion\RunOnce </text:p>
            </text:list-item>
            <text:list-item>
              <text:p text:style-name="P32">HKCU\Software\Microsoft\Windows NT\CurrentVersion\Windows\Load </text:p>
            </text:list-item>
            <text:list-item>
              <text:p text:style-name="P32">HKCU\Software\Microsoft\Windows NT\CurrentVersion\Windows\Run </text:p>
            </text:list-item>
            <text:list-item>
              <text:p text:style-name="P32">HKLM\SOFTWARE\Microsoft\Windows\CurrentVersion\Policies\Explorer\Run </text:p>
            </text:list-item>
            <text:list-item>
              <text:p text:style-name="P32">HKCU\Software\Microsoft\Windows\CurrentVersion\Policies\Explorer\Run </text:p>
            </text:list-item>
            <text:list-item>
              <text:p text:style-name="P32">HKCU\Software\Microsoft\Windows\CurrentVersion\Run </text:p>
            </text:list-item>
            <text:list-item>
              <text:p text:style-name="P32">HKCU\Software\Microsoft\Windows\CurrentVersion\RunOnce </text:p>
            </text:list-item>
            <text:list-item>
              <text:p text:style-name="P32">HKCU\Software\Microsoft\Windows\CurrentVersion\RunOnce\Setup\ </text:p>
            </text:list-item>
            <text:list-item>
              <text:p text:style-name="P32">HKCU\SOFTWARE\Microsoft\Windows NT\CurrentVersion\Terminal Server\Install\Software\Microsoft\Windows\CurrentVersion\Runonce </text:p>
            </text:list-item>
            <text:list-item>
              <text:p text:style-name="P32">HKCU\SOFTWARE\Microsoft\Windows NT\CurrentVersion\Terminal Server\Install\Software\Microsoft\Windows\CurrentVersion\RunonceEx     </text:p>
            </text:list-item>
            <text:list-item>
              <text:p text:style-name="P32">HKCU\SOFTWARE\Microsoft\Windows NT\CurrentVersion\Terminal Server\Install\Software\Microsoft\Windows\CurrentVersion\Run </text:p>
            </text:list-item>
            <text:list-item>
              <text:p text:style-name="P32">HKLM\SOFTWARE\Classes\Protocols\Filter </text:p>
            </text:list-item>
            <text:list-item>
              <text:p text:style-name="P32">HKLM\SOFTWARE\Classes\Protocols\Handler </text:p>
            </text:list-item>
            <text:list-item>
              <text:p text:style-name="P32">HKCU\SOFTWARE\Microsoft\Internet Explorer\Desktop\Components </text:p>
            </text:list-item>
            <text:list-item>
              <text:p text:style-name="P32">HKLM\SOFTWARE\Microsoft\Active Setup\Installed Components </text:p>
            </text:list-item>
            <text:list-item>
              <text:p text:style-name="P32">HKCU\SOFTWARE\Microsoft\Active Setup\Installed Components </text:p>
            </text:list-item>
            <text:list-item>
              <text:p text:style-name="P32">HKLM\SOFTWARE\Microsoft\Windows\CurrentVersion\Explorer\SharedTaskScheduler </text:p>
            </text:list-item>
            <text:list-item>
              <text:p text:style-name="P32">HKLM\SOFTWARE\Microsoft\Windows\CurrentVersion\ShellServiceObjectDelayLoad </text:p>
            </text:list-item>
            <text:list-item>
              <text:p text:style-name="P32">HKCU\SOFTWARE\Microsoft\Windows\CurrentVersion\ShellServiceObjectDelayLoad </text:p>
            </text:list-item>
            <text:list-item>
              <text:p text:style-name="P32">HKLM\Software\Microsoft\Windows\CurrentVersion\Explorer\ShellExecuteHooks </text:p>
            </text:list-item>
            <text:list-item>
              <text:p text:style-name="P32">HKCU\Software\Classes\*\ShellEx\ContextMenuHandlers </text:p>
            </text:list-item>
            <text:list-item>
              <text:p text:style-name="P32">HKLM\Software\Classes\*\ShellEx\ContextMenuHandlers </text:p>
            </text:list-item>
            <text:list-item>
              <text:p text:style-name="P32">HKCU\Software\Classes\AllFileSystemObjects\ShellEx\ContextMenuHandlers </text:p>
            </text:list-item>
            <text:list-item>
              <text:p text:style-name="P32">HKLM\Software\Classes\AllFileSystemObjects\ShellEx\ContextMenuHandlers </text:p>
            </text:list-item>
            <text:list-item>
              <text:p text:style-name="P32"><text:soft-page-break/>HKCU\Software\Classes\Folder\ShellEx\ContextMenuHandlers </text:p>
            </text:list-item>
            <text:list-item>
              <text:p text:style-name="P32">HKLM\Software\Classes\Folder\ShellEx\ContextMenuHandlers </text:p>
            </text:list-item>
            <text:list-item>
              <text:p text:style-name="P32">HKCU\Software\Classes\Directory\ShellEx\ContextMenuHandlers </text:p>
            </text:list-item>
            <text:list-item>
              <text:p text:style-name="P32">HKLM\Software\Classes\Directory\ShellEx\ContextMenuHandlers </text:p>
            </text:list-item>
            <text:list-item>
              <text:p text:style-name="P32">HKCU\Software\Classes\Directory\Background\ShellEx\ContextMenuHandlers </text:p>
            </text:list-item>
            <text:list-item>
              <text:p text:style-name="P32">HKLM\Software\Classes\Directory\Background\ShellEx\ContextMenuHandlers </text:p>
            </text:list-item>
            <text:list-item>
              <text:p text:style-name="P32">HKCU\Software\Classes\Folder\Shellex\ColumnHandlers </text:p>
            </text:list-item>
            <text:list-item>
              <text:p text:style-name="P32">HKLM\Software\Classes\Folder\Shellex\ColumnHandlers </text:p>
            </text:list-item>
            <text:list-item>
              <text:p text:style-name="P32">HKCU\Software\Microsoft\Windows\CurrentVersion\Explorer\ShellIconOverlayIdentifiers </text:p>
            </text:list-item>
            <text:list-item>
              <text:p text:style-name="P32">HKLM\Software\Microsoft\Windows\CurrentVersion\Explorer\ShellIconOverlayIdentifiers </text:p>
            </text:list-item>
            <text:list-item>
              <text:p text:style-name="P32">HKCU\Software\Microsoft\Ctf\LangBarAddin </text:p>
            </text:list-item>
            <text:list-item>
              <text:p text:style-name="P32">HKLM\Software\Microsoft\Ctf\LangBarAddin </text:p>
            </text:list-item>
            <text:list-item>
              <text:p text:style-name="P32">HKCU\Software\Microsoft\Windows\CurrentVersion\Shell Extensions\Approved </text:p>
            </text:list-item>
            <text:list-item>
              <text:p text:style-name="P32">HKLM\Software\Microsoft\Windows\CurrentVersion\Shell Extensions\Approved </text:p>
            </text:list-item>
            <text:list-item>
              <text:p text:style-name="P32">HKLM\Software\Microsoft\Windows\CurrentVersion\Explorer\Browser Helper Objects </text:p>
            </text:list-item>
            <text:list-item>
              <text:p text:style-name="P32">HKCU\Software\Microsoft\Internet Explorer\UrlSearchHooks </text:p>
            </text:list-item>
            <text:list-item>
              <text:p text:style-name="P32">HKLM\Software\Microsoft\Internet Explorer\Toolbar </text:p>
            </text:list-item>
            <text:list-item>
              <text:p text:style-name="P32">HKCU\Software\Microsoft\Internet Explorer\Explorer Bars </text:p>
            </text:list-item>
            <text:list-item>
              <text:p text:style-name="P32">HKLM\Software\Microsoft\Internet Explorer\Explorer Bars </text:p>
            </text:list-item>
            <text:list-item>
              <text:p text:style-name="P32">HKCU\Software\Microsoft\Internet Explorer\Extensions </text:p>
            </text:list-item>
            <text:list-item>
              <text:p text:style-name="P32">HKLM\Software\Microsoft\Internet Explorer\Extensions </text:p>
            </text:list-item>
            <text:list-item>
              <text:p text:style-name="P32">HKLM\System\CurrentControlSet\Services </text:p>
            </text:list-item>
            <text:list-item>
              <text:p text:style-name="P32">HKLM\System\CurrentControlSet\Services </text:p>
            </text:list-item>
            <text:list-item>
              <text:p text:style-name="P32">HKLM\System\CurrentControlSet\Control\Session Manager\BootExecute </text:p>
            </text:list-item>
            <text:list-item>
              <text:p text:style-name="P32">HKLM\System\CurrentControlSet\Control\Session Manager\SetupExecute </text:p>
            </text:list-item>
            <text:list-item>
              <text:p text:style-name="P32">HKLM\System\CurrentControlSet\Control\Session Manager\Execute </text:p>
            </text:list-item>
            <text:list-item>
              <text:p text:style-name="P32">HKLM\Software\Microsoft\Windows NT\CurrentVersion\Image File Execution Options </text:p>
            </text:list-item>
            <text:list-item>
              <text:p text:style-name="P32">HKLM\Software\Microsoft\Command Processor\Autorun </text:p>
            </text:list-item>
            <text:list-item>
              <text:p text:style-name="P32">HKCU\Software\Microsoft\Command Processor\Autorun </text:p>
            </text:list-item>
            <text:list-item>
              <text:p text:style-name="P32">HKLM\SOFTWARE\Classes\Exefile\Shell\Open\Command\(Default) </text:p>
            </text:list-item>
            <text:list-item>
              <text:p text:style-name="P32">HKLM\SOFTWARE\Microsoft\Windows NT\CurrentVersion\Windows\Appinit_Dlls </text:p>
            </text:list-item>
            <text:list-item>
              <text:p text:style-name="P32">HKLM\System\CurrentControlSet\Control\Session Manager\KnownDlls </text:p>
            </text:list-item>
            <text:list-item>
              <text:p text:style-name="P32">HKLM\SOFTWARE\Microsoft\Windows NT\CurrentVersion\Winlogon\System </text:p>
            </text:list-item>
            <text:list-item>
              <text:p text:style-name="P32">HKLM\SOFTWARE\Microsoft\Windows NT\CurrentVersion\Winlogon\UIHost </text:p>
            </text:list-item>
            <text:list-item>
              <text:p text:style-name="P32">HKLM\SOFTWARE\Microsoft\Windows NT\CurrentVersion\Winlogon\Notify </text:p>
            </text:list-item>
            <text:list-item>
              <text:p text:style-name="P32">HKLM\SOFTWARE\Microsoft\Windows NT\CurrentVersion\Winlogon\Gina<text:soft-page-break/>DLL </text:p>
            </text:list-item>
            <text:list-item>
              <text:p text:style-name="P32">HKCU\Control Panel\Desktop\Scrnsave.exe </text:p>
            </text:list-item>
            <text:list-item>
              <text:p text:style-name="P32">HKLM\System\CurrentControlSet\Control\BootVerificationProgram\ImagePath </text:p>
            </text:list-item>
            <text:list-item>
              <text:p text:style-name="P32">HKLM\System\CurrentControlSet\Services\WinSock2\Parameters\Protocol_Catalog9 </text:p>
            </text:list-item>
            <text:list-item>
              <text:p text:style-name="P32">HKLM\SYSTEM\CurrentControlSet\Control\Print\Monitors </text:p>
            </text:list-item>
            <text:list-item>
              <text:p text:style-name="P32">HKLM\SYSTEM\CurrentControlSet\Control\SecurityProviders\SecurityProviders </text:p>
            </text:list-item>
            <text:list-item>
              <text:p text:style-name="P32">HKLM\SYSTEM\CurrentControlSet\Control\Lsa\Authentication Packages </text:p>
            </text:list-item>
            <text:list-item>
              <text:p text:style-name="P32">HKLM\SYSTEM\CurrentControlSet\Control\Lsa\Notification Packages </text:p>
            </text:list-item>
            <text:list-item>
              <text:p text:style-name="P32">HKLM\SYSTEM\CurrentControlSet\Control\Lsa\Security Packages </text:p>
            </text:list-item>
            <text:list-item>
              <text:p text:style-name="P32">HKLM\SYSTEM\CurrentControlSet\Control\NetworkProvider\Order </text:p>
            </text:list-item>
            <text:list-item>
              <text:p text:style-name="P32">HKCU\Software\Microsoft\Windows NT\CurrentVersion\Windows\load </text:p>
            </text:list-item>
            <text:list-item>
              <text:p text:style-name="P32">HKCR\batfile\shell\open\command </text:p>
            </text:list-item>
            <text:list-item>
              <text:p text:style-name="P32">HKCR\comfile\shell\open\command </text:p>
            </text:list-item>
            <text:list-item>
              <text:p text:style-name="P32">HKCR\exefile\shell\open\command </text:p>
            </text:list-item>
            <text:list-item>
              <text:p text:style-name="P32">HKCR\htafile\shell\open\command </text:p>
            </text:list-item>
            <text:list-item>
              <text:p text:style-name="P32">HKCR\piffile\shell\open\command </text:p>
            </text:list-item>
            <text:list-item>
              <text:p text:style-name="P32">HKLM\Software\Classes\batfile\shell\open\command </text:p>
            </text:list-item>
            <text:list-item>
              <text:p text:style-name="P32">HKLM\Software\Classes\comfile\shell\open\command </text:p>
            </text:list-item>
            <text:list-item>
              <text:p text:style-name="P32">HKLM\Software\Classes\exefile\shell\open\command </text:p>
            </text:list-item>
            <text:list-item>
              <text:p text:style-name="P32">HKLM\Software\Classes\htafile\shell\open\command </text:p>
            </text:list-item>
            <text:list-item>
              <text:p text:style-name="P32">HKLM\Software\Classes\piffile\shell\open\command </text:p>
            </text:list-item>
            <text:list-item>
              <text:p text:style-name="P32">HKLM\System\CurrentControlSet\Control\Class\{4D36E96B-E325-11CE-BFC1-08002BE10318}\UpperFilters </text:p>
            </text:list-item>
            <text:list-item>
              <text:p text:style-name="P32">HKLM\Software\Microsoft\Windows NT\CurrentVersion\Winlogon\VmApplet </text:p>
            </text:list-item>
            <text:list-item>
              <text:p text:style-name="P32">HKLM\Software\Microsoft\Windows NT\CurrentVersion\InitFileMapping </text:p>
            </text:list-item>
            <text:list-item>
              <text:p text:style-name="P32">HKLM\Software\Microsoft\Windows NT\CurrentVersion\Aedebug </text:p>
            </text:list-item>
            <text:list-item>
              <text:p text:style-name="P32">HKLM\Software\Classes\CLSID\{CLSID}\Implemented Categories\{00021493-0000-0000-C000-000000000046} </text:p>
            </text:list-item>
            <text:list-item>
              <text:p text:style-name="P32">HKLM\Software\Classes\CLSID\{CLSID}\Implemented Categories\{00021494-0000-0000-C000-000000000046} </text:p>
            </text:list-item>
            <text:list-item>
              <text:p text:style-name="P32">HKCU\Software\Microsoft\Windows\CurrentVersion\Explorer\FileExts\.bat\Application </text:p>
            </text:list-item>
            <text:list-item>
              <text:p text:style-name="P32">HKCU\Software\Microsoft\Windows\CurrentVersion\Explorer\FileExts\.cmd\Application </text:p>
            </text:list-item>
            <text:list-item>
              <text:p text:style-name="P32">HKCU\Software\Microsoft\Windows\CurrentVersion\Explorer\FileExts\.com\Application </text:p>
            </text:list-item>
            <text:list-item>
              <text:p text:style-name="P32">HKCU\Software\Microsoft\Windows\CurrentVersion\Explorer\FileExts\.exe\Application </text:p>
            </text:list-item>
            <text:list-item>
              <text:p text:style-name="P32">HKCU\Software\Microsoft\Windows\CurrentVersion\Explorer\FileExts\.hta\Application </text:p>
            </text:list-item>
            <text:list-item>
              <text:p text:style-name="P32">HKCU\Software\Microsoft\Windows\CurrentVersion\Explorer\FileExts\.pif\Application </text:p>
            </text:list-item>
            <text:list-item>
              <text:p text:style-name="P32">HKCU\Software\Microsoft\Windows\CurrentVersion\Explorer\FileExts\.scr\Application </text:p>
            </text:list-item>
            <text:list-item>
              <text:p text:style-name="P32"><text:soft-page-break/>HKCU\Software\Microsoft\Windows\CurrentVersion\Explorer\FileExts\.bat\ProgID </text:p>
            </text:list-item>
            <text:list-item>
              <text:p text:style-name="P32">HKCU\Software\Microsoft\Windows\CurrentVersion\Explorer\FileExts\.cmd\ProgID </text:p>
            </text:list-item>
            <text:list-item>
              <text:p text:style-name="P32">HKCU\Software\Microsoft\Windows\CurrentVersion\Explorer\FileExts\.com\ProgID </text:p>
            </text:list-item>
            <text:list-item>
              <text:p text:style-name="P32">HKCU\Software\Microsoft\Windows\CurrentVersion\Explorer\FileExts\.exe\ProgID </text:p>
            </text:list-item>
            <text:list-item>
              <text:p text:style-name="P32">HKCU\Software\Microsoft\Windows\CurrentVersion\Explorer\FileExts\.hta\ProgID </text:p>
            </text:list-item>
            <text:list-item>
              <text:p text:style-name="P32">HKCU\Software\Microsoft\Windows\CurrentVersion\Explorer\FileExts\.pif\ProgID </text:p>
            </text:list-item>
            <text:list-item>
              <text:p text:style-name="P11">HKCU\Software\Microsoft\Windows\CurrentVersion\Explorer\FileExts\.scr\ProgID </text:p>
            </text:list-item>
          </text:list>
        </text:section>
        <text:p text:style-name="Standard"><text:span text:style-name="T2"/></text:p>
        <text:p text:style-name="Standard"><text:span text:style-name="T2">4. Registry Shell Spawning</text:span>:</text:p>
        <text:section text:style-name="Sect1" text:name="Section6">
          <text:p text:style-name="P5"><text:s text:c="2"/></text:p>
          <text:list text:style-name="L7">
            <text:list-item>
              <text:p text:style-name="P147">[HKCR\exefile\shell\open\command] @="\"%1\" %*" </text:p>
            </text:list-item>
            <text:list-item>
              <text:p text:style-name="P147">Executed whenever a .EXE file (Executable) is run. </text:p>
            </text:list-item>
            <text:list-item>
              <text:p text:style-name="P147">  </text:p>
            </text:list-item>
            <text:list-item>
              <text:p text:style-name="P147">[HKCR\comfile\shell\open\command] @="\"%1\" %*" </text:p>
            </text:list-item>
            <text:list-item>
              <text:p text:style-name="P147">Executed whenever a .COM file (Command) is run. </text:p>
            </text:list-item>
            <text:list-item>
              <text:p text:style-name="P147">  </text:p>
            </text:list-item>
            <text:list-item>
              <text:p text:style-name="P147">[HKCR\batfile\shell\open\command] @="\"%1\" %*" </text:p>
            </text:list-item>
            <text:list-item>
              <text:p text:style-name="P147">Executed whenever a .BAT file (Batch Command) is run. </text:p>
            </text:list-item>
            <text:list-item>
              <text:p text:style-name="P147">  </text:p>
            </text:list-item>
            <text:list-item>
              <text:p text:style-name="P147">[HKCR\htafile\Shell\Open\Command] @="\"%1\" %*"  </text:p>
            </text:list-item>
            <text:list-item>
              <text:p text:style-name="P147">Executed whenever a .hta file (HTML Application) is run. </text:p>
            </text:list-item>
            <text:list-item>
              <text:p text:style-name="P147">  </text:p>
            </text:list-item>
            <text:list-item>
              <text:p text:style-name="P147">[HKCR\piffile\shell\open\command] @="\"%1\" %*" </text:p>
            </text:list-item>
            <text:list-item>
              <text:p text:style-name="P147">Executed whenever a .PIF file (Portable Interchange Format) is run. </text:p>
            </text:list-item>
            <text:list-item>
              <text:p text:style-name="P147">  </text:p>
            </text:list-item>
            <text:list-item>
              <text:p text:style-name="P147">[HKLM\Software\CLASSES\batfile\shell\open\command] @="\"%1\" %*" </text:p>
            </text:list-item>
            <text:list-item>
              <text:p text:style-name="P147">Executed whenever a .BAT file (Batch Command) is run. </text:p>
            </text:list-item>
            <text:list-item>
              <text:p text:style-name="P147">  </text:p>
            </text:list-item>
            <text:list-item>
              <text:p text:style-name="P147">[HKLM\Software\CLASSES\comfile\shell\open\command] @="\"%1\" %*" </text:p>
            </text:list-item>
            <text:list-item>
              <text:p text:style-name="P147">Executed whenever a .COM file (Command) is run. </text:p>
            </text:list-item>
            <text:list-item>
              <text:p text:style-name="P147">  </text:p>
            </text:list-item>
            <text:list-item>
              <text:p text:style-name="P147">[HKLM\Software\CLASSES\exefile\shell\open\command] @="\"%1\" %*" </text:p>
            </text:list-item>
            <text:list-item>
              <text:p text:style-name="P147">Executed whenever a .EXE file (Executable) is run. </text:p>
            </text:list-item>
            <text:list-item>
              <text:p text:style-name="P147">  </text:p>
            </text:list-item>
            <text:list-item>
              <text:p text:style-name="P147">[HKLM\Software\CLASSES\htafile\Shell\Open\Command] @="\"%1\" %*" </text:p>
            </text:list-item>
            <text:list-item>
              <text:p text:style-name="P147">Executed whenever a .hta file (HTML Application) is run. </text:p>
            </text:list-item>
            <text:list-item>
              <text:p text:style-name="P147">  </text:p>
            </text:list-item>
            <text:list-item>
              <text:p text:style-name="P147">[HKLM\Software\CLASSES\piffile\shell\open\command] @="\"%1\" %*" </text:p>
            </text:list-item>
            <text:list-item>
              <text:p text:style-name="P12">Executed whenever a .PIF file (Portable Interchange Format) is run. </text:p>
            </text:list-item>
          </text:list>
        </text:section>
        <text:p text:style-name="Standard"><text:soft-page-break/><text:span text:style-name="T2">NOTE</text:span>: The key should have a value of Value "%1 %*", if this is changed to "server.exe %1 %*", the server.exe is executed EVERYTIME an exe/pif/com/bat/hta is executed. Known as Unknown Starting Method and is currently used by Subseven.<text:line-break/><text:line-break/><text:span text:style-name="T2">NOTE</text:span>- Subseven (also known as Sub7) is the name of a popular backdoor program. For more information visit <text:a xlink:type="simple" xlink:href="http://en.wikipedia.org/wiki/Sub7" office:target-frame-name="_blank" xlink:show="new">wikipedia</text:a>.<text:line-break/><text:line-break/>Some other similar entries include:</text:p>
        <text:section text:style-name="Sect1" text:name="Section7">
          <text:p text:style-name="P5"><text:s text:c="2"/></text:p>
          <text:list text:style-name="L8">
            <text:list-item>
              <text:p text:style-name="P175">HKCR\vbsfile\shell\open\command\ </text:p>
            </text:list-item>
            <text:list-item>
              <text:p text:style-name="P175">Executed whenever a .VBS file (Visual Basic Script)  is run. </text:p>
            </text:list-item>
            <text:list-item>
              <text:p text:style-name="P175">  </text:p>
            </text:list-item>
            <text:list-item>
              <text:p text:style-name="P175">HKCR\vbefile\shell\open\command\ </text:p>
            </text:list-item>
            <text:list-item>
              <text:p text:style-name="P175">Executed whenever a .VBE file (Encoded Visual Basic Script) is run. </text:p>
            </text:list-item>
            <text:list-item>
              <text:p text:style-name="P175">  </text:p>
            </text:list-item>
            <text:list-item>
              <text:p text:style-name="P175">HKCR\jsfile\shell\open\command\ </text:p>
            </text:list-item>
            <text:list-item>
              <text:p text:style-name="P175">Executed whenever a .JS file (Javascript) is run. </text:p>
            </text:list-item>
            <text:list-item>
              <text:p text:style-name="P175">  </text:p>
            </text:list-item>
            <text:list-item>
              <text:p text:style-name="P175">HKCR\jsefile\shell\open\command\ </text:p>
            </text:list-item>
            <text:list-item>
              <text:p text:style-name="P175">Executed whenever a .JSE file (Encoded Javascript) is run. </text:p>
            </text:list-item>
            <text:list-item>
              <text:p text:style-name="P175">  </text:p>
            </text:list-item>
            <text:list-item>
              <text:p text:style-name="P175">HKCR\wshfile\shell\open\command\ </text:p>
            </text:list-item>
            <text:list-item>
              <text:p text:style-name="P175">Executed whenever a .WSH file (Windows Scripting Host) is run. </text:p>
            </text:list-item>
            <text:list-item>
              <text:p text:style-name="P175">  </text:p>
            </text:list-item>
            <text:list-item>
              <text:p text:style-name="P175">HKCR\wsffile\shell\open\command\ </text:p>
            </text:list-item>
            <text:list-item>
              <text:p text:style-name="P175">Executed whenever a .WSF file (Windows Scripting File) is run. </text:p>
            </text:list-item>
            <text:list-item>
              <text:p text:style-name="P175">  </text:p>
            </text:list-item>
            <text:list-item>
              <text:p text:style-name="P175">HKCR\scrfile\shell\open\command\ </text:p>
            </text:list-item>
            <text:list-item>
              <text:p text:style-name="P13">Executed whenever a .SCR file (Screen Saver) is run. </text:p>
            </text:list-item>
          </text:list>
        </text:section>
        <text:p text:style-name="Standard"><text:span text:style-name="T2"/></text:p>
        <text:p text:style-name="Standard"><text:span text:style-name="T2">5. Active-X Component</text:span>:</text:p>
        <text:section text:style-name="Sect1" text:name="Section8">
          <text:p text:style-name="P5"><text:s text:c="2"/></text:p>
          <text:list text:style-name="L9">
            <text:list-item>
              <text:p text:style-name="P194">[HKLM\Software\Microsoft\Active Setup\Installed Components\KeyName] </text:p>
            </text:list-item>
            <text:list-item>
              <text:p text:style-name="P14">StubPath=C:\PathToFile\Filename.exe </text:p>
            </text:list-item>
          </text:list>
        </text:section>
        <text:p text:style-name="Standard">You may be amazed but this does start filename.exe before windows explorer (explorer.exe) and any other Program is normally started from run keys.<text:line-break/><text:line-break/><text:line-break/><text:span text:style-name="T2">6. Miscellaneous</text:span>:</text:p>
        <text:section text:style-name="Sect1" text:name="Section9">
          <text:p text:style-name="P5"><text:s text:c="2"/></text:p>
          <text:list text:style-name="L10">
            <text:list-item>
              <text:p text:style-name="P195">HKLM\System\CurrentControlSet\Services\Winsock2\Parameters\Protocol_Catalog\Catalog_Entries </text:p>
            </text:list-item>
            <text:list-item>
              <text:p text:style-name="P195">Layered Service Providers, executed before user login. </text:p>
            </text:list-item>
            <text:list-item>
              <text:p text:style-name="P195"><text:soft-page-break/>  </text:p>
            </text:list-item>
            <text:list-item>
              <text:p text:style-name="P195">HKLM\System\Control\WOW\cmdline </text:p>
            </text:list-item>
            <text:list-item>
              <text:p text:style-name="P195">Executed when a 16-bit Windows executable is executed. </text:p>
            </text:list-item>
            <text:list-item>
              <text:p text:style-name="P195">  </text:p>
            </text:list-item>
            <text:list-item>
              <text:p text:style-name="P195">HKLM\System\Control\WOW\wowcmdline </text:p>
            </text:list-item>
            <text:list-item>
              <text:p text:style-name="P195">Executed when a 16-bit DOS application is executed. </text:p>
            </text:list-item>
            <text:list-item>
              <text:p text:style-name="P195">  </text:p>
            </text:list-item>
            <text:list-item>
              <text:p text:style-name="P195">HKLM\Software\Policies\Microsoft\Windows NT\SystemRestore </text:p>
            </text:list-item>
            <text:list-item>
              <text:p text:style-name="P195">Windows XP and Vista only </text:p>
            </text:list-item>
            <text:list-item>
              <text:p text:style-name="P195">  </text:p>
            </text:list-item>
            <text:list-item>
              <text:p text:style-name="P195">[Local Fixed Disk]\AUTORUN.INF open=, shellexecute= </text:p>
            </text:list-item>
            <text:list-item>
              <text:p text:style-name="P195">Excluding Windows Me and Windows XP SP2. </text:p>
            </text:list-item>
            <text:list-item>
              <text:p text:style-name="P195">  </text:p>
            </text:list-item>
            <text:list-item>
              <text:p text:style-name="P195">[Local Fixed Disk]\[Any Folder with \u201cS\u201d Attribute]\DESKTOP.INI [.ShellClassInfo] CLSID= / UICLSID= </text:p>
            </text:list-item>
            <text:list-item>
              <text:p text:style-name="P195">This launch point is checked by answering \u201cNo\u201d at the script's first message box and then \u201cYes\u201d at the message box that follows it or with the \u201c-supp\u201d or \u201c-all\u201d command line parameters. </text:p>
            </text:list-item>
            <text:list-item>
              <text:p text:style-name="P195">  </text:p>
            </text:list-item>
            <text:list-item>
              <text:p text:style-name="P195">HKLM\System\CurrentControlSet\Services\Winsock2\Parameters\NameSpace_Catalog5\Catalog_Entries </text:p>
            </text:list-item>
            <text:list-item>
              <text:p text:style-name="P195">  </text:p>
            </text:list-item>
            <text:list-item>
              <text:p text:style-name="P15">HKLM\System\CurrentControlSet\Services\Winsock2\Parameters\Protocol_Catalog9\Catalog_Entries </text:p>
            </text:list-item>
          </text:list>
        </text:section>
        <text:p text:style-name="Standard">An entry which may be of interest to some is:</text:p>
        <text:section text:style-name="Sect1" text:name="Section10">
          <text:p text:style-name="P5"><text:s text:c="2"/></text:p>
          <text:list text:style-name="L11">
            <text:list-item>
              <text:p text:style-name="P215">[HKLM\Software\CLASSES\ShellScrap] @="Scrap object" </text:p>
            </text:list-item>
            <text:list-item>
              <text:p text:style-name="P16">"NeverShowExt"="" </text:p>
            </text:list-item>
          </text:list>
        </text:section>
        <text:p text:style-name="Standard"><text:span text:style-name="T2">NOTE</text:span>: The NeverShowExt key has the function to HIDE the real extension of the file (here) SHS. This means if you rename a file as "Game.exe.shs" it displays as "Game.exe" in all programs including Explorer. <text:line-break/><text:line-break/><text:line-break/><text:span text:style-name="T2">7. Hijack points</text:span>:<text:line-break/><text:line-break/>These locations can be used to redirect the desktop, network and Internet Explorer.</text:p>
        <text:section text:style-name="Sect1" text:name="Section11">
          <text:p text:style-name="P5"><text:s text:c="2"/></text:p>
          <text:list text:style-name="L12">
            <text:list-item>
              <text:p text:style-name="P216">%WINDIR%\INF\IERESET.INF </text:p>
            </text:list-item>
            <text:list-item>
              <text:p text:style-name="P17"><text:span text:style-name="T2">Note</text:span>: Internet Explorer 5.01, 5.5 &amp; 6.0 only </text:p>
            </text:list-item>
          </text:list>
        </text:section>
        <text:section text:style-name="Sect1" text:name="Section12">
          <text:p text:style-name="P5"><text:s text:c="2"/></text:p>
          <text:list text:style-name="L13">
            <text:list-item>
              <text:p text:style-name="P217">%WINDIR%\HOSTS </text:p>
            </text:list-item>
            <text:list-item>
              <text:p text:style-name="P217">%WINDIR%\System32\drivers\etc\HOSTS </text:p>
            </text:list-item>
            <text:list-item>
              <text:p text:style-name="P217"><text:soft-page-break/>HKLM\System\CurrentControlSet\Services\Tcpip\Parameters\DataBasePath </text:p>
            </text:list-item>
            <text:list-item>
              <text:p text:style-name="P217">HKLM\Software\Microsoft\Windows\CurrentVersion\URL\Prefixes </text:p>
            </text:list-item>
            <text:list-item>
              <text:p text:style-name="P217">HKLM\Software\Microsoft\Windows\CurrentVersion\URL\DefaultPrefix </text:p>
            </text:list-item>
            <text:list-item>
              <text:p text:style-name="P217">HKLM\Software\Microsoft\Internet Explorer\AboutURLs </text:p>
            </text:list-item>
            <text:list-item>
              <text:p text:style-name="P217">HKCU\Software\Policies\Microsoft\Windows\CurrentVersion\Internet Settings </text:p>
            </text:list-item>
            <text:list-item>
              <text:p text:style-name="P217">HKLM\Software\Microsoft\Internet Explorer\Main </text:p>
            </text:list-item>
            <text:list-item>
              <text:p text:style-name="P217">HKLM\Software\Microsoft\Internet Explorer\Search </text:p>
            </text:list-item>
            <text:list-item>
              <text:p text:style-name="P217">HKLM\Software\Microsoft\Windows\CurrentVersion\Policies </text:p>
            </text:list-item>
            <text:list-item>
              <text:p text:style-name="P217">HKCU\Software\Policies\Microsoft\Windows\CurrentVersion\Internet Settings </text:p>
            </text:list-item>
            <text:list-item>
              <text:p text:style-name="P217">HKCU\Software\Policies\Microsoft\Windows </text:p>
            </text:list-item>
            <text:list-item>
              <text:p text:style-name="P217">HKCU\Software\Policies\Microsoft\Internet Explorer </text:p>
            </text:list-item>
            <text:list-item>
              <text:p text:style-name="P217">HKCU\Software\Microsoft\Windows\CurrentVersion\Policies </text:p>
            </text:list-item>
            <text:list-item>
              <text:p text:style-name="P217">HKCU\Software\Microsoft\Windows\CurrentVersion\Explorer\ShellState </text:p>
            </text:list-item>
            <text:list-item>
              <text:p text:style-name="P217">HKCU\Software\Microsoft\Internet Explorer\URLSearchHooks </text:p>
            </text:list-item>
            <text:list-item>
              <text:p text:style-name="P217">HKCU\Software\Microsoft\Internet Explorer\SearchURL </text:p>
            </text:list-item>
            <text:list-item>
              <text:p text:style-name="P217">HKCU\Software\Microsoft\Internet Explorer\Main </text:p>
            </text:list-item>
            <text:list-item>
              <text:p text:style-name="P217">HKCU\Software\Microsoft\Internet Explorer\Desktop\Components </text:p>
            </text:list-item>
            <text:list-item>
              <text:p text:style-name="P18">  </text:p>
            </text:list-item>
          </text:list>
        </text:section>
        <text:p text:style-name="Standard">Other links:<text:line-break/>1. <text:a xlink:type="simple" xlink:href="http://bytes.com/topic/windows/insights/860757-windows-autorun-faqs-overview" office:target-frame-name="_blank" xlink:show="new">Windows Autorun FAQs: Overview</text:a><text:line-break/>2. <text:a xlink:type="simple" xlink:href="http://bytes.com/topic/windows/insights/860758-windows-autorun-faqs-description" office:target-frame-name="_blank" xlink:show="new">Windows Autorun FAQs: Description</text:a><text:line-break/>3. <text:a xlink:type="simple" xlink:href="http://bytes.com/topic/windows/insights/860760-windows-autorun-faqs-programs-dealing-autoruns" office:target-frame-name="_blank" xlink:show="new">Windows Autorun FAQs: Programs dealing with autoruns</text:a> 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creation-date>2009-12-09T16:18:43</meta:creation-date>
    <dc:date>2009-12-09T16:23:05</dc:date>
    <meta:editing-cycles>1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59" meta:word-count="1888" meta:character-count="14873"/>
  </office:meta>
</office:document-meta>
</file>